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text-properties officeooo:rsid="000c3752" officeooo:paragraph-rsid="000c3752"/>
    </style:style>
    <style:style style:name="P2" style:family="paragraph" style:parent-style-name="Standard" style:list-style-name="L2">
      <style:text-properties officeooo:rsid="000c3752" officeooo:paragraph-rsid="000c3752"/>
    </style:style>
    <style:style style:name="P3" style:family="paragraph" style:parent-style-name="Standard">
      <style:text-properties officeooo:rsid="000c3752" officeooo:paragraph-rsid="000c3752"/>
    </style:style>
    <style:style style:name="P4" style:family="paragraph" style:parent-style-name="Standard">
      <style:text-properties officeooo:paragraph-rsid="000f0cdb"/>
    </style:style>
    <style:style style:name="P5" style:family="paragraph" style:parent-style-name="Standard">
      <style:text-properties officeooo:rsid="0011a436" officeooo:paragraph-rsid="0011a436"/>
    </style:style>
    <style:style style:name="P6" style:family="paragraph" style:parent-style-name="Standard">
      <style:text-properties fo:font-style="normal" officeooo:paragraph-rsid="000f0cdb" style:font-style-asian="normal" style:font-style-complex="normal"/>
    </style:style>
    <style:style style:name="P7" style:family="paragraph" style:parent-style-name="Standard">
      <style:text-properties officeooo:paragraph-rsid="000c3752"/>
    </style:style>
    <style:style style:name="P8" style:family="paragraph" style:parent-style-name="Standard" style:list-style-name="WWNum1">
      <style:paragraph-properties fo:margin-top="0in" fo:margin-bottom="0.111in" loext:contextual-spacing="false"/>
      <style:text-properties fo:font-style="normal" style:text-underline-style="none" fo:font-weight="normal" officeooo:paragraph-rsid="000f0cdb" style:font-style-asian="normal" style:font-weight-asian="normal" style:font-style-complex="normal" style:font-weight-complex="normal"/>
    </style:style>
    <style:style style:name="P9" style:family="paragraph" style:parent-style-name="Standard" style:list-style-name="WWNum1">
      <style:paragraph-properties fo:margin-top="0in" fo:margin-bottom="0.111in" loext:contextual-spacing="false"/>
      <style:text-properties fo:font-style="normal" style:text-underline-style="none" fo:font-weight="normal" officeooo:rsid="00138d7f" officeooo:paragraph-rsid="00138d7f" style:font-style-asian="normal" style:font-weight-asian="normal" style:font-style-complex="normal" style:font-weight-complex="normal"/>
    </style:style>
    <style:style style:name="P10" style:family="paragraph" style:parent-style-name="Standard" style:list-style-name="WWNum1">
      <style:paragraph-properties fo:margin-top="0in" fo:margin-bottom="0.111in" loext:contextual-spacing="false"/>
      <style:text-properties fo:font-style="normal" style:text-underline-style="none" fo:font-weight="normal" officeooo:rsid="000c3752" officeooo:paragraph-rsid="00115763" style:font-style-asian="normal" style:font-weight-asian="normal" style:font-style-complex="normal" style:font-weight-complex="normal"/>
    </style:style>
    <style:style style:name="P11" style:family="paragraph" style:parent-style-name="Standard" style:list-style-name="WWNum1">
      <style:paragraph-properties fo:margin-top="0in" fo:margin-bottom="0.111in" loext:contextual-spacing="false"/>
      <style:text-properties officeooo:rsid="000c3752" officeooo:paragraph-rsid="00115763"/>
    </style:style>
    <style:style style:name="P12" style:family="paragraph" style:parent-style-name="Standard">
      <style:paragraph-properties fo:margin-top="0in" fo:margin-bottom="0.111in" loext:contextual-spacing="false"/>
      <style:text-properties fo:font-style="italic" style:text-underline-style="none" fo:font-weight="normal" officeooo:rsid="00115763" officeooo:paragraph-rsid="00115763" style:font-style-asian="italic" style:font-weight-asian="normal" style:font-style-complex="italic" style:font-weight-complex="normal"/>
    </style:style>
    <style:style style:name="P13" style:family="paragraph" style:parent-style-name="Standard">
      <style:paragraph-properties fo:margin-top="0in" fo:margin-bottom="0.111in" loext:contextual-spacing="false" fo:break-before="page"/>
      <style:text-properties fo:font-style="italic" style:text-underline-style="none" fo:font-weight="normal" officeooo:paragraph-rsid="000f0cdb" style:font-style-asian="italic" style:font-weight-asian="normal" style:font-weight-complex="normal"/>
    </style:style>
    <style:style style:name="T1" style:family="text">
      <style:text-properties officeooo:rsid="00138d7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atabase Concepts CS60 STUDY GUIDE</text:p>
      <text:p text:style-name="P4"/>
      <text:p text:style-name="P4">Introductory Concepts for Database CS60</text:p>
      <text:p text:style-name="P4">Chapter 1</text:p>
      <text:p text:style-name="P4">Why Databases? <text:s/>Explaining good database design. <text:s/>Work of computer science and mathematicians to develop System R, SQL and the relational model (Chapter 2 – 5). <text:s/>Note about history is the work of System R at IBM lead to the development of SQL, which made data management easier, <text:s/>eventually System R → SQL &amp; DB2 → Oracle DB (Relational) &amp; later IBM SQL/DS and the many SQL variant languages in existence (Chapter 8).</text:p>
      <text:p text:style-name="P4">The simple answer to Why have a database is that data is managed more efficiently with it.</text:p>
      <text:p text:style-name="P4">The primary purpose of the Database is to inform decisions and help increase available knowledge.</text:p>
      <text:p text:style-name="P4">It is the role of Data Management to provide proper generation, storage, retrieval and dissemination of data stored in a database. <text:s/></text:p>
      <text:p text:style-name="P4">Many parties interact with a database and can include end-users, programmers, developers, and more (e.g. DBA, or Data Security, …)</text:p>
      <text:p text:style-name="P4">A database is a shared and integrated computer structure that stores data for data management purposes.</text:p>
      <text:p text:style-name="P4">The elements of a database are generally things like names (such as field attributes or row entries in a RDB), types, constraints, and many more such as metadata elements.</text:p>
      <text:p text:style-name="P4">Because of the large amount of metadata that can exist the term self-describing set of data often applies to what is mostly a DB populated by the metadata. <text:s/></text:p>
      <text:p text:style-name="P4">Databases comprise a central component to many information systems especially with heavy needs for data processing if underpinning them.</text:p>
      <text:p text:style-name="P4">A DBMS is a system for managing storage and retrieval of data stored either in a local, distributed or cloud storage space provided for the database. <text:s/></text:p>
      <text:p text:style-name="P4">One part of the DBMS is actually the DBM application or program that is responsible for much of the uses and providing a structure to the logical and physical data storage as well as access control.</text:p>
      <text:p text:style-name="P4">1.3.1 Advantages of the DBMS</text:p>
      <text:p text:style-name="P4">One major advantage of a well designed DBMS is the integrated views of data to different parties (end-user, application programmer/developer, database specialist, etc.). <text:s/></text:p>
      <text:p text:style-name="P4">Another purpose of the DBMS is to hide the complexity of working with computer files (that exists when using the other earlier systems of either hierarchical or network based data storage). <text:s/></text:p>
      <text:p text:style-name="P4">DBMS also provides frameworks for IT security purposes and other such centralized systems.</text:p>
      <text:p text:style-name="P4">Also within section 1.3.1 but more of a cautionary note for managing Databases</text:p>
      <text:p text:style-name="P4">Important concepts for proper management of DBMS is implementing data quality standards, and working to improve standards for data management. <text:s/></text:p>
      <text:p text:style-name="P4"/>
      <text:p text:style-name="P4">Section 1.3.2 Types of Databases</text:p>
      <text:p text:style-name="P4">Databases can be classified by the purpose they serve in the first place, or by the time sensitivity involved (short term, medium, long term) for gathering and using the data...operational/transactional versus a data warehouse. Databases emphasizing both speed and accuracy are typically called operational/transactional databases.</text:p>
      <text:p text:style-name="P4">A collection of the more rapidly available will also go into a larger data warehouse for more tactical and strategic decisions requiring more work and slower to retrieve for presentation. <text:s/>(Chapter 13 discusses Data Warehouses.)</text:p>
      <text:p text:style-name="P4"/>
      <text:p text:style-name="P4">Section 1.5 Evolution of File System Data Processing</text:p>
      <text:p text:style-name="P4">The early systems presented problems and limitations that the current form of database management systems are attempting to resolve. <text:s/>E.g. Early Computerized file systems could not perform well at <text:soft-page-break/>reporting and lacked tracking of data/metadata. <text:s/>The other problem was its speed being slow and it required a DP (data processing) specialist.</text:p>
      <text:p text:style-name="P4"/>
      <text:p text:style-name="P4">Table 1.2 – Basic File Terminology</text:p>
      <text:p text:style-name="P4">Data – raw facts with little meaning unless organized in a logical manner</text:p>
      <text:p text:style-name="P4">Field – name in a file system database for the type of information contained about each entry</text:p>
      <text:p text:style-name="P4">Record – the collection of the entries into objects that record data into fields</text:p>
      <text:p text:style-name="P4">File – the collection of entries of database into a file or files that contain the complete information</text:p>
      <text:p text:style-name="P4"/>
      <text:p text:style-name="P4">Section 1.7 Database System “Environment”...a.k.a. Information Systems</text:p>
      <text:p text:style-name="P4">Generally parties that interface with a DBMS are end-users (front-end), Application Programmers (for front-end and back-end), and Database Admins (purely back-end)</text:p>
      <text:p text:style-name="P4">The end-user is generally going to be the one most concerned with the final output of data being produced (end-user data).</text:p>
      <text:p text:style-name="P4">The developers are concerned with something things that could happen with the DBMS itself.</text:p>
      <text:p text:style-name="P4">Application Developers have to become familiar with both sides in order to tend to different concerns at times falling closer to one side or another.</text:p>
      <text:p text:style-name="P4"/>
      <text:p text:style-name="P4">Selected Slides Chapters 1-2</text:p>
      <text:p text:style-name="P4">List of Some Important Slides to Review/Copy into Here</text:p>
      <text:p text:style-name="P4">Day 1 (9,14,…)</text:p>
      <text:p text:style-name="P4">1.3.2 Types of Databases (Slide 9 Lecture #1)</text:p>
      <text:p text:style-name="P4"><text:s text:c="4"/>• Single-user database: Supports one user at a time</text:p>
      <text:p text:style-name="P4"><text:s text:c="4"/>• Desktop database: Runs on PC</text:p>
      <text:p text:style-name="P4"><text:s text:c="4"/>• Multiuser database: Supports multiple users at the same time</text:p>
      <text:p text:style-name="P4"><text:s text:c="4"/>• Workgroup databases: Supports a small number of users or a specific department</text:p>
      <text:p text:style-name="P4"><text:s text:c="4"/>• Enterprise database: Supports many users across many departments</text:p>
      <text:p text:style-name="P4"><text:s text:c="6"/></text:p>
      <text:p text:style-name="P4">1.4 Database Design (Slide 14 Lecture #1)</text:p>
      <text:p text:style-name="P4"><text:s text:c="4"/>• Focuses on the design of the database structure that will be used to store and manage end-user data</text:p>
      <text:p text:style-name="P4"><text:s text:c="4"/>• Well-designed database</text:p>
      <text:p text:style-name="P4"><text:s text:c="8"/>◦ Facilitates data management</text:p>
      <text:p text:style-name="P4"><text:s text:c="8"/>◦ Generates accurate and valuable information</text:p>
      <text:p text:style-name="P4"><text:s text:c="4"/>• Poorly designed database causes difficult-to-trace errors</text:p>
      <text:p text:style-name="P4"/>
      <text:p text:style-name="P4">Structured/Unstructured Data</text:p>
      <text:p text:style-name="P4">Data can be considered either structured or unstructured. <text:s/>In the form of a DBMS it is typically highly structured data, already (pre-) formatted and structured in order to add maximum value. <text:s/>NOTE: The concept of structured also applies to programs like spreadsheet software or web sites, which present mostly structured data but can also show up raw.</text:p>
      <text:p text:style-name="P4">DBM tools with advanced planning could prove to be an important question, why? <text:s/>Because the initial reason for creating it was to perform tasks easier while maintaining more independence and flexibility with hardware and software. Another view of the DBMS as part of a larger Information System might actually suggest that planning ahead does not have anything to do with the application software portion or hardware and is concerned about people or procedures.</text:p>
      <text:p text:style-name="P4">E.g. of unstructured/raw data….some sample statistical data, long lists of meaningless words, characters or numbers, data lacking the formality of meaning or suggestion of what it is).</text:p>
      <text:p text:style-name="P4">The unstructured data is also basically in the form of the way it was collected. <text:s text:c="2"/>Unstructured Databases (XML databases) are capable of managing unstructured or semistructured data in a DBMS.</text:p>
      <text:p text:style-name="P4"><text:soft-page-break/></text:p>
      <text:p text:style-name="P5">Design Issues</text:p>
      <text:p text:style-name="P4">Definitions</text:p>
      <text:p text:style-name="P6">Pg. 17 Data Modeling explained</text:p>
      <text:p text:style-name="P6">The challenge in design is the primary motivator for learning to work with data modeling skills that facilitates work by multiple parties and provides maintenance and meets business requirements, etc.</text:p>
      <text:p text:style-name="P4">Pg. 20 Database design</text:p>
      <text:p text:style-name="P4">The purpose of database design is to determine what data is to go into the database and how.</text:p>
      <text:p text:style-name="P4"/>
      <text:p text:style-name="P4">Structural Independence – the access to data in a database is unaffected by changes to internal structure. <text:s/>E.g. adding a new column and then having applications still work with the new structure</text:p>
      <text:p text:style-name="P4"/>
      <text:p text:style-name="P4">Data Dependence/Independence – applies to data type, e.g. from decimal to integer (a nuance to the previous example maybe…) <text:s/>Data independence is what exists when making changes to the data storage characteristics without affecting the application accessing/usability of it.</text:p>
      <text:p text:style-name="P4"/>
      <text:p text:style-name="P4">Problems with Databases</text:p>
      <text:p text:style-name="P4">(1) Structural and/or Data Dependence</text:p>
      <text:p text:style-name="P6">(2) Data anomalies...categorized by Update anomalies, Insertion anomalies, and Deletion anomalies. <text:s/></text:p>
      <text:p text:style-name="P6">(3) Lack of design features or functions</text:p>
      <text:p text:style-name="P6">(4) <text:s/>Poor data management in design phase (this is known as Data Modeling)</text:p>
      <text:p text:style-name="P6"/>
      <text:p text:style-name="P6">Advantages of the Database Model (Environment)</text:p>
      <text:p text:style-name="P6">DMBS Software – Not actually part of the O/S software, but is Application software, however it also ships with utilities to control the software, monitor, and perform basic tasks of the software like creating structures for database and providing end users with a Graphical interface.</text:p>
      <text:p text:style-name="P6"/>
      <text:p text:style-name="P6">SQL Language – the de facto programming language designed specifically as a non-procedural language that does hide the inner-workings of the programs power as an application and instead goes for ease of use and is a standard that could make up just part of the interaction with database, with the rest coming in the form of API’s written in other procedural languages probably (C, Java, VB, etc.)</text:p>
      <text:p text:style-name="P13">Chapter 3 Topics</text:p>
      <text:list xml:id="list1953900815" text:style-name="WWNum1">
        <text:list-item>
          <text:p text:style-name="P8">Logical and physical structure for DBMS</text:p>
          <text:list>
            <text:list-item>
              <text:p text:style-name="P8">Database tables = logical rather than physical concept</text:p>
            </text:list-item>
            <text:list-item>
              <text:p text:style-name="P8">File, record, field define physical concepts</text:p>
            </text:list-item>
          </text:list>
        </text:list-item>
        <text:list-item>
          <text:p text:style-name="P8">Charaterics of Relational Table</text:p>
          <text:list>
            <text:list-item>
              <text:p text:style-name="P8">Rows and columns do not have an order (immaterial) in DBMS</text:p>
            </text:list-item>
            <text:list-item>
              <text:p text:style-name="P8">Each table has to have attribute combination that identifies each row <text:span text:style-name="T1">uniquely</text:span></text:p>
              <text:list>
                <text:list-item>
                  <text:p text:style-name="P9">Could be a primary key, but always is a candidate key</text:p>
                </text:list-item>
                <text:list-item>
                  <text:p text:style-name="P9">Every primary and candidate key is a superkey</text:p>
                </text:list-item>
              </text:list>
            </text:list-item>
            <text:list-item>
              <text:p text:style-name="P8">Definitions:</text:p>
              <text:list>
                <text:list-item>
                  <text:p text:style-name="P8">Column = attribute of table……..the attribute has domain of values</text:p>
                </text:list-item>
                <text:list-item>
                  <text:p text:style-name="P10">Row (tuple) = entity </text:p>
                </text:list-item>
              </text:list>
            </text:list-item>
          </text:list>
        </text:list-item>
      </text:list>
      <text:p text:style-name="P12">Chapter ?</text:p>
      <text:list xml:id="list12026964913394" text:continue-numbering="true" text:style-name="WWNum1">
        <text:list-item>
          <text:p text:style-name="P11">ERD – in three parts (external, conceptual, internal) and additional physical part more recently</text:p>
        </text:list-item>
      </text:list>
      <text:p text:style-name="P3"/>
      <text:p text:style-name="P3">External Views of Model:</text:p>
      <text:p text:style-name="P3">Schema for entities, relationships, processes and constraints</text:p>
      <text:p text:style-name="P3">Goals, </text:p>
      <text:list xml:id="list264127273" text:style-name="L1">
        <text:list-item>
          <text:p text:style-name="P1">Identify the data needed to support the function of the end-user (group)</text:p>
        </text:list-item>
        <text:list-item>
          <text:p text:style-name="P1">Meet requirements and work within constraints</text:p>
        </text:list-item>
        <text:list-item>
          <text:p text:style-name="P1">Helps other goals such as with application development</text:p>
        </text:list-item>
      </text:list>
      <text:p text:style-name="P3"/>
      <text:p text:style-name="P3">Conceptual Views of Model:</text:p>
      <text:p text:style-name="P3">Schema involves data objects and still deals with constraints</text:p>
      <text:p text:style-name="P3">Goals,</text:p>
      <text:list xml:id="list1526742964" text:style-name="L2">
        <text:list-item>
          <text:p text:style-name="P2">Begin the steps for logical design of databases</text:p>
        </text:list-item>
      </text:list>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fo:font-weight="normal" style:font-weight-asian="normal" style:font-name-complex="OpenSymbol2" style:font-family-complex="OpenSymbol" style:font-family-generic-complex="system" style:font-pitch-complex="variable"/>
    </style:style>
    <style:style style:name="ListLabel_20_11" style:display-name="ListLabel 11" style:family="text">
      <style:text-properties fo:font-weight="normal" style:font-weight-asian="normal" style:font-name-complex="OpenSymbol2" style:font-family-complex="OpenSymbol" style:font-family-generic-complex="system" style:font-pitch-complex="variable"/>
    </style:style>
    <style:style style:name="ListLabel_20_12" style:display-name="ListLabel 12" style:family="text">
      <style:text-properties fo:font-weight="normal" style:font-weight-asian="normal"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8:10:57.557565912</meta:creation-date>
    <dc:date>2018-10-07T01:20:25.388489080</dc:date>
    <meta:editing-duration>P1DT55M28S</meta:editing-duration>
    <meta:editing-cycles>7</meta:editing-cycles>
    <meta:generator>LibreOffice/6.0.1.1$Linux_X86_64 LibreOffice_project/00m0$Build-1</meta:generator>
    <meta:document-statistic meta:table-count="0" meta:image-count="0" meta:object-count="0" meta:page-count="4" meta:paragraph-count="96" meta:word-count="1475" meta:character-count="9401" meta:non-whitespace-character-count="7941"/>
  </office:meta>
</office:document-meta>
</file>